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latileIndex.getNum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atileIndex.addDocuments( Document [ ] doc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olatileIndex.VolatileIndex( Analyzer analyzer , Similarity similarity , IndexingQueue indexingQue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atileIndex.setBufferSize(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atileIndex.getIndex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latileIndex.commit( boolean optim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latileIndex.removeDocument( Term idTer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olatileIndex.commitPen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olatileIndex.getRam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